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ahoma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343210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5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05c936"/>
    </style:style>
    <style:style style:name="T3" style:family="text">
      <style:text-properties officeooo:rsid="002c9643"/>
    </style:style>
    <style:style style:name="T4" style:family="text">
      <style:text-properties officeooo:rsid="002e20f8"/>
    </style:style>
    <style:style style:name="T5" style:family="text">
      <style:text-properties officeooo:rsid="002f4949"/>
    </style:style>
    <style:style style:name="T6" style:family="text">
      <style:text-properties officeooo:rsid="002faabd"/>
    </style:style>
    <style:style style:name="T7" style:family="text">
      <style:text-properties officeooo:rsid="0032fa41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fo:font-weight="normal" officeooo:rsid="0032fa41"/>
    </style:style>
    <style:style style:name="T9" style:family="text">
      <style:text-properties fo:font-variant="normal" fo:text-transform="none" fo:color="#000000" style:font-name="Times New Roman1" fo:font-size="14pt" fo:letter-spacing="normal" fo:font-style="normal" fo:font-weight="normal" officeooo:rsid="00356a04"/>
    </style:style>
    <style:style style:name="T10" style:family="text">
      <style:text-properties officeooo:rsid="00356a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总计</text:h>
      <text:list xml:id="list3444074324650150468" text:style-name="L1">
        <text:list-item>
          <text:p text:style-name="P2">本月自己处理的ticket总字数有：<text:span text:style-name="T3">[</text:span><text:span text:style-name="T8">1</text:span><text:span text:style-name="T9">097</text:span><text:span text:style-name="T3">]</text:span></text:p>
        </text:list-item>
        <text:list-item>
          <text:p text:style-name="P2">本月热心帮助的ticket总字数有：<text:span text:style-name="T4">[</text:span><text:span text:style-name="T9">495</text:span><text:span text:style-name="T4">]</text:span></text:p>
        </text:list-item>
        <text:list-item>
          <text:p text:style-name="P2">本月贡献的wiki总字数有：<text:span text:style-name="T4">[</text:span><text:span text:style-name="T9">25</text:span><text:span text:style-name="T4">]</text:span></text:p>
        </text:list-item>
        <text:list-item>
          <text:p text:style-name="P2">本月贡献的wiki代码数有：<text:span text:style-name="T5">[</text:span><text:span text:style-name="T9">0</text:span><text:span text:style-name="T7"> </text:span><text:span text:style-name="T5">]</text:span></text:p>
        </text:list-item>
        <text:list-item>
          <text:p text:style-name="P2">本月贡献的有效代码行数有：<text:span text:style-name="T5">[</text:span><text:span text:style-name="T9">2213</text:span><text:span text:style-name="T5">]</text:span></text:p>
        </text:list-item>
        <text:list-item>
          <text:p text:style-name="P1">本月跟踪fixed的bug帖子数量：<text:span text:style-name="T5">[</text:span><text:span text:style-name="T10">6</text:span><text:span text:style-name="T5">]</text:span></text:p>
        </text:list-item>
        <text:list-item>
          <text:p text:style-name="P1">满足需求并稳定使用了超过三个月的功能代码：<text:span text:style-name="T5">[</text:span><text:span text:style-name="T7">0</text:span><text:span text:style-name="T5">]</text:span></text:p>
        </text:list-item>
        <text:list-item>
          <text:p text:style-name="P1">所有组员的平均代码行数：<text:span text:style-name="T6">[</text:span><text:span text:style-name="T7">0</text:span><text:span text:style-name="T6">]</text:span></text:p>
        </text:list-item>
      </text:list>
      <text:h text:style-name="Heading_20_1" text:outline-level="1">详细信息</text:h>
      <text:list xml:id="list31348564" text:continue-numbering="true" text:style-name="L1">
        <text:list-item>
          <text:list>
            <text:list-item>
              <text:p text:style-name="P3">功能代码加成</text:p>
              <text:list>
                <text:list-item>
                  <text:p text:style-name="P3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3">xxxx <text:s text:c="14"/>xxxx/xxxxx/xxxxx/xxxx.xxx</text:p>
                    </text:list-item>
                    <text:list-item>
                      <text:p text:style-name="P3"><text:span text:style-name="T1">1234<text:tab/><text:tab/>a/b/c/d<text:tab/><text:tab/><text:tab/><text:tab/></text:span><text:span text:style-name="T2">4321</text:span></text:p>
                    </text:list-item>
                  </text:list>
                </text:list-item>
              </text:list>
            </text:list-item>
            <text:list-item>
              <text:p text:style-name="P4">组员代码加成</text:p>
              <text:list>
                <text:list-item>
                  <text:p text:style-name="P3"><text:s text:c="2"/>组员姓名 <text:s/>| <text:s text:c="2"/>组员有效代码行数 <text:s/></text:p>
                  <text:list>
                    <text:list-item>
                      <text:p text:style-name="P3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Tahoma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4T11:20:00.64</dc:date>
    <meta:editing-duration>PT4H20M55S</meta:editing-duration>
    <meta:editing-cycles>102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183" meta:character-count="344" meta:non-whitespace-character-count="273"/>
  </office:meta>
</office:document-meta>
</file>